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OINTER ARITHMETICS</text:span></text:p>
      <text:p text:style-name="P1"><text:span text:style-name="T2"/></text:p>
      <text:p text:style-name="P2"><text:span text:style-name="T2">Arithmetic operations can be performed on a pointer just like a numeric value. There are four arithmetic operators that can be used on pointers: ++, --, +, -. Lets say we had the int32 pointer "ptr" that pointed at the address 0x00. If we were to do the following:</text:span></text:p>
      <text:p text:style-name="P3"><draw:frame text:anchor-type="as-char" svg:width="16.51mm" svg:height="8.68mm" style:rel-width="scale" style:rel-height="scale"><draw:object-ole xlink:href="OleObj1"/><draw:image xlink:href="ObjectReplacements/OleObj1"/></draw:frame><text:span text:style-name="T2"/></text:p>
      <text:p text:style-name="P4"><text:span text:style-name="T2">ptr would then point to 0x04. Each time ptr is incremented it will point to the next integer in the array. If it were a char pointer then it would now point to 0x01.</text:span></text:p>
      <text:p text:style-name="P4"><text:span text:style-name="T2">Not only that, but we can also compare pointers with operators such as: ==, &lt; and &gt;.</text:span></text:p>
      <text:p text:style-name="P5"><draw:frame text:anchor-type="as-char" svg:width="44.87mm" svg:height="17.15mm" style:rel-width="scale" style:rel-height="scale"><draw:object-ole xlink:href="OleObj2"/><draw:image xlink:href="ObjectReplacements/OleObj2"/></draw:frame><text:span text:style-name="T2"/></text:p>
      <text:p text:style-name="P5"><draw:frame text:anchor-type="as-char" svg:width="33.02mm" svg:height="17.15mm" style:rel-width="scale" style:rel-height="scale"><draw:object-ole xlink:href="OleObj3"/><draw:image xlink:href="ObjectReplacements/OleObj3"/></draw:frame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